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MNormal" style:display-name="Normal">
      <style:paragraph-properties fo:margin-right="0pt" style:line-spacing="0pt" fo:margin-top="0pt" fo:text-align="left" fo:orphans="0" fo:margin-left="0pt" fo:margin-bottom="0pt" fo:padding="0ptpt" fo:text-indent="0pt" fo:widows="1"/>
      <style:text-properties fo:color="#000000" style:font-name="Arial" fo:font-weight="bold" fo:text-transform="None" fo:font-size="12.0"/>
    </style:style>
    <style:style style:family="paragraph" style:name="Sp1" style:display-name="Sp1">
      <style:paragraph-properties style:line-spacing="7.08661417323pt"/>
    </style:style>
    <style:style style:family="paragraph" style:name="Sp2" style:display-name="Sp2">
      <style:paragraph-properties style:line-spacing="14.1732283465pt"/>
    </style:style>
    <style:style style:family="paragraph" style:name="Sp3" style:display-name="Sp3">
      <style:paragraph-properties style:line-spacing="7.08661417323pt"/>
    </style:style>
    <style:style style:family="paragraph" style:name="Sp4" style:display-name="Sp4">
      <style:paragraph-properties style:line-spacing="14.1732283465pt"/>
    </style:style>
    <style:style style:family="paragraph" style:name="Sp5" style:display-name="Sp5">
      <style:paragraph-properties style:line-spacing="7.08661417323pt"/>
    </style:style>
    <style:style style:family="paragraph" style:name="Sp6" style:display-name="Sp6">
      <style:paragraph-properties style:line-spacing="14.1732283465pt"/>
    </style:style>
    <style:style style:family="paragraph" style:name="Sp7" style:display-name="Sp7">
      <style:paragraph-properties style:line-spacing="7.08661417323pt"/>
    </style:style>
    <style:style style:family="paragraph" style:name="Sp8" style:display-name="Sp8">
      <style:paragraph-properties style:line-spacing="14.1732283465pt"/>
    </style:style>
    <style:style style:family="paragraph" style:name="Sp9" style:display-name="Sp9">
      <style:paragraph-properties style:line-spacing="7.08661417323pt"/>
    </style:style>
    <style:style style:family="paragraph" style:name="Sp10" style:display-name="Sp10">
      <style:paragraph-properties style:line-spacing="14.1732283465pt"/>
    </style:style>
    <style:style style:family="paragraph" style:name="Sp11" style:display-name="Sp11">
      <style:paragraph-properties style:line-spacing="7.08661417323pt"/>
    </style:style>
    <style:style style:family="paragraph" style:name="Sp12" style:display-name="Sp12">
      <style:paragraph-properties style:line-spacing="14.1732283465pt"/>
    </style:style>
    <style:style style:family="paragraph" style:name="Sp13" style:display-name="Sp13">
      <style:paragraph-properties style:line-spacing="7.08661417323pt"/>
    </style:style>
    <style:style style:family="paragraph" style:name="Sp14" style:display-name="Sp14">
      <style:paragraph-properties style:line-spacing="14.1732283465pt"/>
    </style:style>
    <style:style style:family="paragraph" style:name="Sp15" style:display-name="Sp15">
      <style:paragraph-properties style:line-spacing="7.08661417323pt"/>
    </style:style>
    <style:style style:family="paragraph" style:name="Sp16" style:display-name="Sp16">
      <style:paragraph-properties style:line-spacing="7.08661417323pt"/>
    </style:style>
    <style:style style:family="paragraph" style:name="Sp17" style:display-name="Sp17">
      <style:paragraph-properties style:line-spacing="14.1732283465pt"/>
    </style:style>
    <style:style style:family="paragraph" style:name="Sp18" style:display-name="Sp18">
      <style:paragraph-properties style:line-spacing="7.08661417323pt"/>
    </style:style>
    <style:style style:family="paragraph" style:name="Sp19" style:display-name="Sp19">
      <style:paragraph-properties style:line-spacing="14.1732283465pt"/>
    </style:style>
    <style:style style:family="paragraph" style:name="Sp20" style:display-name="Sp20">
      <style:paragraph-properties style:line-spacing="7.08661417323pt"/>
    </style:style>
    <style:style style:family="paragraph" style:name="Sp21" style:display-name="Sp21">
      <style:paragraph-properties style:line-spacing="14.1732283465pt"/>
    </style:style>
    <style:style style:family="paragraph" style:name="Sp22" style:display-name="Sp22">
      <style:paragraph-properties style:line-spacing="7.08661417323pt"/>
    </style:style>
    <style:style style:family="paragraph" style:name="Sp23" style:display-name="Sp23">
      <style:paragraph-properties style:line-spacing="14.1732283465pt"/>
    </style:style>
    <style:style style:family="paragraph" style:name="Sp24" style:display-name="Sp24">
      <style:paragraph-properties style:line-spacing="7.08661417323pt"/>
    </style:style>
    <style:style style:family="paragraph" style:name="Sp25" style:display-name="Sp25">
      <style:paragraph-properties style:line-spacing="14.1732283465pt"/>
    </style:style>
    <style:style style:family="paragraph" style:name="Sp26" style:display-name="Sp26">
      <style:paragraph-properties style:line-spacing="7.08661417323pt"/>
    </style:style>
    <style:style style:family="paragraph" style:name="Sp27" style:display-name="Sp27">
      <style:paragraph-properties style:line-spacing="14.1732283465pt"/>
    </style:style>
    <style:style style:family="paragraph" style:name="Sp28" style:display-name="Sp28">
      <style:paragraph-properties style:line-spacing="7.08661417323pt"/>
    </style:style>
    <style:style style:family="paragraph" style:name="Sp29" style:display-name="Sp29">
      <style:paragraph-properties style:line-spacing="14.1732283465pt"/>
    </style:style>
    <style:style style:family="paragraph" style:name="Sp30" style:display-name="Sp30">
      <style:paragraph-properties style:line-spacing="7.08661417323pt"/>
    </style:style>
    <style:style style:family="paragraph" style:name="Sp31" style:display-name="Sp31">
      <style:paragraph-properties style:line-spacing="7.08661417323pt"/>
    </style:style>
    <style:style style:family="paragraph" style:name="Sp32" style:display-name="Sp32">
      <style:paragraph-properties style:line-spacing="14.1732283465pt"/>
    </style:style>
    <style:style style:family="paragraph" style:name="Sp33" style:display-name="Sp33">
      <style:paragraph-properties style:line-spacing="7.08661417323pt"/>
    </style:style>
    <style:style style:family="paragraph" style:name="Sp34" style:display-name="Sp34">
      <style:paragraph-properties style:line-spacing="14.1732283465pt"/>
    </style:style>
    <style:style style:family="paragraph" style:name="Sp35" style:display-name="Sp35">
      <style:paragraph-properties style:line-spacing="7.08661417323pt"/>
    </style:style>
    <style:style style:family="paragraph" style:name="Sp36" style:display-name="Sp36">
      <style:paragraph-properties style:line-spacing="14.1732283465pt"/>
    </style:style>
    <style:style style:family="paragraph" style:name="Sp37" style:display-name="Sp37">
      <style:paragraph-properties style:line-spacing="7.08661417323pt"/>
    </style:style>
    <style:style style:family="paragraph" style:name="Sp38" style:display-name="Sp38">
      <style:paragraph-properties style:line-spacing="14.1732283465pt"/>
    </style:style>
    <style:style style:family="paragraph" style:name="Sp39" style:display-name="Sp39">
      <style:paragraph-properties style:line-spacing="7.08661417323pt"/>
    </style:style>
    <style:style style:family="paragraph" style:name="Sp40" style:display-name="Sp40">
      <style:paragraph-properties style:line-spacing="14.1732283465pt"/>
    </style:style>
    <style:style style:family="paragraph" style:name="Sp41" style:display-name="Sp41">
      <style:paragraph-properties style:line-spacing="7.08661417323pt"/>
    </style:style>
    <style:style style:family="paragraph" style:name="Sp42" style:display-name="Sp42">
      <style:paragraph-properties style:line-spacing="7.08661417323pt"/>
    </style:style>
    <style:style style:family="paragraph" style:name="Sp43" style:display-name="Sp43">
      <style:paragraph-properties style:line-spacing="14.1732283465pt"/>
    </style:style>
    <style:style style:family="paragraph" style:name="Sp44" style:display-name="Sp44">
      <style:paragraph-properties style:line-spacing="7.08661417323pt"/>
    </style:style>
    <style:style style:family="paragraph" style:name="Sp45" style:display-name="Sp45">
      <style:paragraph-properties style:line-spacing="14.1732283465pt"/>
    </style:style>
    <style:style style:family="paragraph" style:name="Sp46" style:display-name="Sp46">
      <style:paragraph-properties style:line-spacing="7.08661417323pt"/>
    </style:style>
    <style:style style:family="paragraph" style:name="Sp47" style:display-name="Sp47">
      <style:paragraph-properties style:line-spacing="14.1732283465pt"/>
    </style:style>
    <style:style style:family="paragraph" style:name="Sp48" style:display-name="Sp48">
      <style:paragraph-properties style:line-spacing="7.08661417323pt"/>
    </style:style>
    <style:style style:family="paragraph" style:name="Sp49" style:display-name="Sp49">
      <style:paragraph-properties style:line-spacing="14.1732283465pt"/>
    </style:style>
  </office:automatic-styles>
  <office:body>
    <office:text text:use-soft-page-breaks="true">
      <text:p text:style-name="Title"><text:span text:style-name="T1">"barCodeFlowable" Tag Demo</text:span></text:p>
      <text:p text:style-name="MNormal"><text:span text:style-name="T2">Code 128</text:span></text:p>
      <text:p text:style-name="Sp1"/>
      <text:p text:style-name="Sp2"/>
      <text:p text:style-name="MNormal"><text:span text:style-name="T3">Code 128 with several options</text:span></text:p>
      <text:p text:style-name="Sp3"/>
      <text:p text:style-name="Sp4"/>
      <text:p text:style-name="MNormal"><text:span text:style-name="T4">Standard 93</text:span></text:p>
      <text:p text:style-name="Sp5"/>
      <text:p text:style-name="Sp6"/>
      <text:p text:style-name="MNormal"><text:span text:style-name="T5">Standard 93 with several options</text:span></text:p>
      <text:p text:style-name="Sp7"/>
      <text:p text:style-name="Sp8"/>
      <text:p text:style-name="MNormal"><text:span text:style-name="T6">Extended 93</text:span></text:p>
      <text:p text:style-name="Sp9"/>
      <text:p text:style-name="Sp10"/>
      <text:p text:style-name="MNormal"><text:span text:style-name="T7">Extended 93 with several options</text:span></text:p>
      <text:p text:style-name="Sp11"/>
      <text:p text:style-name="Sp12"/>
      <text:p text:style-name="MNormal"><text:span text:style-name="T8">Standard 39</text:span></text:p>
      <text:p text:style-name="Sp13"/>
      <text:p text:style-name="Sp14"/>
      <text:p text:style-name="MNormal"><text:span text:style-name="T9">Standard 39 with several options</text:span></text:p>
      <text:p text:style-name="Sp15"/>
      <text:p text:style-name="MNormal"><text:span text:style-name="T10">Extended 39</text:span></text:p>
      <text:p text:style-name="Sp16"/>
      <text:p text:style-name="Sp17"/>
      <text:p text:style-name="MNormal"><text:span text:style-name="T11">Extended 39 with several options</text:span></text:p>
      <text:p text:style-name="Sp18"/>
      <text:p text:style-name="Sp19"/>
      <text:p text:style-name="MNormal"><text:span text:style-name="T12">MSI</text:span></text:p>
      <text:p text:style-name="Sp20"/>
      <text:p text:style-name="Sp21"/>
      <text:p text:style-name="MNormal"><text:span text:style-name="T13">MSI with several options</text:span></text:p>
      <text:p text:style-name="Sp22"/>
      <text:p text:style-name="Sp23"/>
      <text:p text:style-name="MNormal"><text:span text:style-name="T14">Codabar</text:span></text:p>
      <text:p text:style-name="Sp24"/>
      <text:p text:style-name="Sp25"/>
      <text:p text:style-name="MNormal"><text:span text:style-name="T15">Codabar with several options</text:span></text:p>
      <text:p text:style-name="Sp26"/>
      <text:p text:style-name="Sp27"/>
      <text:p text:style-name="MNormal"><text:span text:style-name="T16">Code 11</text:span></text:p>
      <text:p text:style-name="Sp28"/>
      <text:p text:style-name="Sp29"/>
      <text:p text:style-name="MNormal"><text:span text:style-name="T17">Code 11 with several options</text:span></text:p>
      <text:p text:style-name="Sp30"/>
      <text:p text:style-name="MNormal"><text:span text:style-name="T18">FIM</text:span></text:p>
      <text:p text:style-name="Sp31"/>
      <text:p text:style-name="Sp32"/>
      <text:p text:style-name="MNormal"><text:span text:style-name="T19">FIM with several options</text:span></text:p>
      <text:p text:style-name="Sp33"/>
      <text:p text:style-name="Sp34"/>
      <text:p text:style-name="MNormal"><text:span text:style-name="T20">Ean13</text:span></text:p>
      <text:p text:style-name="Sp35"/>
      <text:p text:style-name="Sp36"/>
      <text:p text:style-name="MNormal"><text:span text:style-name="T21">Ean13 with several options</text:span></text:p>
      <text:p text:style-name="Sp37"/>
      <text:p text:style-name="Sp38"/>
      <text:p text:style-name="MNormal"><text:span text:style-name="T22">Ean8</text:span></text:p>
      <text:p text:style-name="Sp39"/>
      <text:p text:style-name="Sp40"/>
      <text:p text:style-name="MNormal"><text:span text:style-name="T23">Ean8 with several options</text:span></text:p>
      <text:p text:style-name="Sp41"/>
      <text:p text:style-name="MNormal"><text:span text:style-name="T24">POSTNET</text:span></text:p>
      <text:p text:style-name="Sp42"/>
      <text:p text:style-name="Sp43"/>
      <text:p text:style-name="MNormal"><text:span text:style-name="T25">POSTNET with several options</text:span></text:p>
      <text:p text:style-name="Sp44"/>
      <text:p text:style-name="Sp45"/>
      <text:p text:style-name="MNormal"><text:span text:style-name="T26">QR</text:span></text:p>
      <text:p text:style-name="Sp46"/>
      <text:p><draw:frame draw:id="BarcodeFrame1" text:anchor-type="as-char"><draw:image xlink:actuate="onLoad" xlink:type="simple" xlink:show="embed"><office:binary-data></office:binary-data></draw:image></draw:frame></text:p>
      <text:p text:style-name="Sp47"/>
      <text:p text:style-name="MNormal"><text:span text:style-name="T27">QR with several options</text:span></text:p>
      <text:p text:style-name="Sp48"/>
      <text:p><draw:frame draw:id="BarcodeFrame2" text:anchor-type="as-char"><draw:image xlink:actuate="onLoad" xlink:type="simple" xlink:show="embed"><office:binary-data></office:binary-data></draw:image></draw:frame></text:p>
      <text:p text:style-name="Sp49"/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